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e6e64c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custom-shape draw:style-name="gr1" draw:text-style-name="P1" draw:id="id2" draw:layer="layout" svg:width="5.167cm" svg:height="1.292cm" svg:x="13.833cm" svg:y="1.2cm">
            <text:p text:style-name="P1">Vyhledat trasu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3" draw:layer="layout" svg:width="5.167cm" svg:height="1.292cm" svg:x="13.833cm" svg:y="2.621cm">
            <text:p text:style-name="P1">Zobrazit trasu</text:p>
            <text:p text:style-name="P1">s výkon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4" draw:layer="layout" svg:width="5.167cm" svg:height="1.291cm" svg:x="13.833cm" svg:y="4.042cm">
            <text:p text:style-name="P1">Exportovat trasu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5" draw:layer="layout" svg:width="5.167cm" svg:height="1.291cm" svg:x="13.833cm" svg:y="5.463cm">
            <text:p text:style-name="P1">Zobrazit profil</text:p>
            <text:p text:style-name="P1">jakéhokoliv uživatel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7" draw:layer="layout" svg:width="5.167cm" svg:height="1.292cm" svg:x="13.833cm" svg:y="6.883cm">
            <text:p text:style-name="P1">Procházet své</text:p>
            <text:p text:style-name="P1">vlastní tras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8" draw:layer="layout" svg:width="5.167cm" svg:height="1.292cm" svg:x="13.833cm" svg:y="8.304cm">
            <text:p text:style-name="P1">Importovat trasu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9" draw:layer="layout" svg:width="5.167cm" svg:height="1.292cm" svg:x="13.833cm" svg:y="9.725cm">
            <text:p text:style-name="P1">Vytvořit trasu ručně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10" draw:layer="layout" svg:width="5.167cm" svg:height="1.292cm" svg:x="13.833cm" svg:y="11.146cm">
            <text:p text:style-name="P1">Přidat k trase výk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11" draw:layer="layout" svg:width="5.167cm" svg:height="1.291cm" svg:x="13.833cm" svg:y="12.567cm">
            <text:p text:style-name="P1">Přidat cizí trasu</text:p>
            <text:p text:style-name="P1">mezi své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12" draw:layer="layout" svg:width="5.167cm" svg:height="1.291cm" svg:x="13.833cm" svg:y="13.988cm">
            <text:p text:style-name="P1">Upravit trasu,</text:p>
            <text:p text:style-name="P1">kterou vytvoři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13" draw:layer="layout" svg:width="5.167cm" svg:height="1.292cm" svg:x="13.833cm" svg:y="15.408cm">
            <text:p text:style-name="P1">Odebrat trasu</text:p>
            <text:p text:style-name="P1">ze svýc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id="id6" draw:layer="layout" svg:width="3cm" svg:height="3cm" svg:x="7.2cm" svg:y="10.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3" draw:text-style-name="P2" draw:id="id14" draw:layer="layout" svg:width="3cm" svg:height="3cm" svg:x="2.2cm" svg:y="10.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3" draw:text-style-name="P2" draw:id="id1" draw:layer="layout" svg:width="3cm" svg:height="3cm" svg:x="4.6cm" svg:y="2.4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id="id15" draw:layer="layout" svg:width="3.533cm" svg:height="0.963cm" svg:x="4.386cm" svg:y="6.5cm">
            <draw:text-box>
              <text:p>návštěvník</text:p>
            </draw:text-box>
          </draw:frame>
          <draw:frame draw:style-name="gr4" draw:layer="layout" svg:width="2.648cm" svg:height="0.963cm" svg:x="2.406cm" svg:y="14.3cm">
            <draw:text-box>
              <text:p>uživatel</text:p>
            </draw:text-box>
          </draw:frame>
          <draw:frame draw:style-name="gr4" draw:text-style-name="P2" draw:layer="layout" svg:width="3.385cm" svg:height="1.675cm" svg:x="7cm" svg:y="14.3cm">
            <draw:text-box>
              <text:p text:style-name="P2">přihlášený</text:p>
              <text:p text:style-name="P2">uživatel</text:p>
            </draw:text-box>
          </draw:frame>
          <draw:connector draw:style-name="gr5" draw:text-style-name="P2" draw:layer="layout" draw:type="lines" svg:x1="7.6cm" svg:y1="3.899cm" svg:x2="13.833cm" svg:y2="1.846cm" draw:start-shape="id1" draw:start-glue-point="10" draw:end-shape="id2" draw:end-glue-point="3" svg:d="m7600 3899h501l5230-2053h502">
            <text:p/>
          </draw:connector>
          <draw:connector draw:style-name="gr5" draw:text-style-name="P2" draw:layer="layout" draw:type="lines" svg:x1="7.6cm" svg:y1="3.899cm" svg:x2="13.833cm" svg:y2="3.267cm" draw:start-shape="id1" draw:start-glue-point="10" draw:end-shape="id3" draw:end-glue-point="3" svg:d="m7600 3899h501l5230-632h502">
            <text:p/>
          </draw:connector>
          <draw:connector draw:style-name="gr5" draw:text-style-name="P2" draw:layer="layout" draw:type="lines" svg:x1="7.6cm" svg:y1="3.899cm" svg:x2="13.833cm" svg:y2="4.687cm" draw:start-shape="id1" draw:start-glue-point="10" draw:end-shape="id4" draw:end-glue-point="3" svg:d="m7600 3899h501l5230 788h502">
            <text:p/>
          </draw:connector>
          <draw:connector draw:style-name="gr5" draw:text-style-name="P2" draw:layer="layout" draw:type="lines" svg:x1="7.6cm" svg:y1="3.899cm" svg:x2="13.833cm" svg:y2="6.108cm" draw:start-shape="id1" draw:start-glue-point="10" draw:end-shape="id5" draw:end-glue-point="3" svg:d="m7600 3899h501l5230 2209h502">
            <text:p/>
          </draw:connector>
          <draw:connector draw:style-name="gr5" draw:text-style-name="P2" draw:layer="layout" draw:type="lines" svg:x1="10.2cm" svg:y1="11.699cm" svg:x2="13.833cm" svg:y2="7.529cm" draw:start-shape="id6" draw:start-glue-point="10" draw:end-shape="id7" draw:end-glue-point="3" svg:d="m10200 11699h501l2630-4170h502">
            <text:p/>
          </draw:connector>
          <draw:connector draw:style-name="gr5" draw:text-style-name="P2" draw:layer="layout" draw:type="lines" svg:x1="10.2cm" svg:y1="11.699cm" svg:x2="13.833cm" svg:y2="8.95cm" draw:start-shape="id6" draw:start-glue-point="10" draw:end-shape="id8" draw:end-glue-point="3" svg:d="m10200 11699h501l2630-2749h502">
            <text:p/>
          </draw:connector>
          <draw:connector draw:style-name="gr5" draw:text-style-name="P2" draw:layer="layout" draw:type="lines" svg:x1="10.2cm" svg:y1="11.699cm" svg:x2="13.833cm" svg:y2="10.371cm" draw:start-shape="id6" draw:start-glue-point="10" draw:end-shape="id9" svg:d="m10200 11699h501l2630-1328h502">
            <text:p/>
          </draw:connector>
          <draw:connector draw:style-name="gr5" draw:text-style-name="P2" draw:layer="layout" draw:type="lines" svg:x1="10.2cm" svg:y1="11.7cm" svg:x2="13.833cm" svg:y2="11.792cm" draw:start-shape="id6" draw:end-shape="id10" draw:end-glue-point="3" svg:d="m10200 11700h501l2630 92h502">
            <text:p/>
          </draw:connector>
          <draw:connector draw:style-name="gr5" draw:text-style-name="P2" draw:layer="layout" draw:type="lines" svg:x1="10.2cm" svg:y1="11.699cm" svg:x2="13.833cm" svg:y2="13.212cm" draw:start-shape="id6" draw:start-glue-point="10" draw:end-shape="id11" draw:end-glue-point="3" svg:d="m10200 11699h501l2630 1513h502">
            <text:p/>
          </draw:connector>
          <draw:connector draw:style-name="gr5" draw:text-style-name="P2" draw:layer="layout" draw:type="lines" svg:x1="10.2cm" svg:y1="11.699cm" svg:x2="13.833cm" svg:y2="14.633cm" draw:start-shape="id6" draw:start-glue-point="10" draw:end-shape="id12" svg:d="m10200 11699h501l2630 2934h502">
            <text:p/>
          </draw:connector>
          <draw:connector draw:style-name="gr5" draw:text-style-name="P2" draw:layer="layout" draw:type="lines" svg:x1="10.2cm" svg:y1="11.699cm" svg:x2="13.833cm" svg:y2="16.054cm" draw:start-shape="id6" draw:start-glue-point="10" draw:end-shape="id13" draw:end-glue-point="3" svg:d="m10200 11699h501l2630 4355h502">
            <text:p/>
          </draw:connector>
          <draw:connector draw:style-name="gr5" draw:text-style-name="P2" draw:layer="layout" svg:x1="3.699cm" svg:y1="10.2cm" svg:x2="6.152cm" svg:y2="7.463cm" draw:start-shape="id14" draw:start-glue-point="4" draw:end-shape="id15" draw:end-glue-point="2" svg:d="m3699 10200v-1368h2453v-1369">
            <text:p/>
          </draw:connector>
          <draw:connector draw:style-name="gr5" draw:text-style-name="P2" draw:layer="layout" svg:x1="8.699cm" svg:y1="10.2cm" svg:x2="6.152cm" svg:y2="7.463cm" draw:start-shape="id6" draw:start-glue-point="4" draw:end-shape="id15" draw:end-glue-point="2" svg:d="m8699 10200v-1368h-2547v-136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21T18:44:29.85</meta:creation-date>
    <dc:date>2009-07-21T19:03:11.12</dc:date>
    <meta:editing-duration>PT00H02M47S</meta:editing-duration>
    <meta:editing-cycles>1</meta:editing-cycles>
    <meta:document-statistic meta:object-count="31"/>
    <meta:generator>OpenOffice.org/3.1$Win32 OpenOffice.org_project/310m11$Build-9399</meta:generator>
  </office:meta>
</office:document-meta>
</file>